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king" table:style-name="ta1">
        <table:shapes>
          <draw:frame draw:z-index="0" draw:style-name="gr1" draw:text-style-name="P1" svg:width="8.7972in" svg:height="4.948in" svg:x="8.8161in" svg:y="1.1791in">
            <draw:object draw:notify-on-update-of-ranges="working.A1:working.A1 working.A2:working.A49 working.B1:working.B1 working.B2:working.B49 working.C1:working.C1 working.C2:working.C49 working.D1:working.D1 working.D2:working.D49 working.E1:working.E1 working.E2:working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fixe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2833.45" calcext:value-type="float">
            <text:p>283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20837216.4484" calcext:value-type="float">
            <text:p>20837216.4484</text:p>
          </table:table-cell>
          <table:table-cell/>
          <table:table-cell table:style-name="ce1" office:value-type="string" calcext:value-type="string">
            <text:p>12:30:00 AM</text:p>
          </table:table-cell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628.36" calcext:value-type="float">
            <text:p>262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office:value-type="float" office:value="18415598.9956" calcext:value-type="float">
            <text:p>18415598.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2943.09" calcext:value-type="float">
            <text:p>2943.09</text:p>
          </table:table-cell>
          <table:table-cell office:value-type="float" office:value="2418.52" calcext:value-type="float">
            <text:p>2418.52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office:value-type="float" office:value="13090719.9721" calcext:value-type="float">
            <text:p>13090719.9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2743.71" calcext:value-type="float">
            <text:p>2743.71</text:p>
          </table:table-cell>
          <table:table-cell office:value-type="float" office:value="2219.14" calcext:value-type="float">
            <text:p>2219.14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office:value-type="float" office:value="17132397.1569" calcext:value-type="float">
            <text:p>17132397.1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2633.03" calcext:value-type="float">
            <text:p>2633.03</text:p>
          </table:table-cell>
          <table:table-cell office:value-type="float" office:value="2108.46" calcext:value-type="float">
            <text:p>2108.46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office:value-type="float" office:value="15932551.2336" calcext:value-type="float">
            <text:p>15932551.2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3044.21" calcext:value-type="float">
            <text:p>3044.21</text:p>
          </table:table-cell>
          <table:table-cell office:value-type="float" office:value="1995.07" calcext:value-type="float">
            <text:p>1995.07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office:value-type="float" office:value="17925062.44" calcext:value-type="float">
            <text:p>17925062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2942.1" calcext:value-type="float">
            <text:p>2942.1</text:p>
          </table:table-cell>
          <table:table-cell office:value-type="float" office:value="1892.96" calcext:value-type="float">
            <text:p>1892.96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office:value-type="float" office:value="16790735.5225" calcext:value-type="float">
            <text:p>16790735.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2868.08" calcext:value-type="float">
            <text:p>2868.08</text:p>
          </table:table-cell>
          <table:table-cell office:value-type="float" office:value="1818.94" calcext:value-type="float">
            <text:p>1818.94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7944956.9424" calcext:value-type="float">
            <text:p>7944956.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2804.59" calcext:value-type="float">
            <text:p>2804.59</text:p>
          </table:table-cell>
          <table:table-cell office:value-type="float" office:value="1755.45" calcext:value-type="float">
            <text:p>1755.45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office:value-type="float" office:value="9781006.0516" calcext:value-type="float">
            <text:p>9781006.0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2753.39" calcext:value-type="float">
            <text:p>2753.39</text:p>
          </table:table-cell>
          <table:table-cell office:value-type="float" office:value="1704.25" calcext:value-type="float">
            <text:p>1704.25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office:value-type="float" office:value="11920584.8644" calcext:value-type="float">
            <text:p>11920584.8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2754.43" calcext:value-type="float">
            <text:p>2754.43</text:p>
          </table:table-cell>
          <table:table-cell office:value-type="float" office:value="1705.29" calcext:value-type="float">
            <text:p>1705.29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office:value-type="float" office:value="7113689.1225" calcext:value-type="float">
            <text:p>7113689.1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2743.47" calcext:value-type="float">
            <text:p>2743.47</text:p>
          </table:table-cell>
          <table:table-cell office:value-type="float" office:value="1694.34" calcext:value-type="float">
            <text:p>1694.34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office:value-type="float" office:value="14690509.1524" calcext:value-type="float">
            <text:p>14690509.1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2730.5" calcext:value-type="float">
            <text:p>2730.5</text:p>
          </table:table-cell>
          <table:table-cell office:value-type="float" office:value="1681.36" calcext:value-type="float">
            <text:p>1681.36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office:value-type="float" office:value="9172841.9689" calcext:value-type="float">
            <text:p>9172841.9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2773.14" calcext:value-type="float">
            <text:p>2773.14</text:p>
          </table:table-cell>
          <table:table-cell office:value-type="float" office:value="1728.39" calcext:value-type="float">
            <text:p>1728.39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office:value-type="float" office:value="15006636.3456" calcext:value-type="float">
            <text:p>15006636.3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2830.4" calcext:value-type="float">
            <text:p>2830.4</text:p>
          </table:table-cell>
          <table:table-cell office:value-type="float" office:value="1785.65" calcext:value-type="float">
            <text:p>1785.65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office:value-type="float" office:value="7672346.01" calcext:value-type="float">
            <text:p>767234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2832.77" calcext:value-type="float">
            <text:p>2832.77</text:p>
          </table:table-cell>
          <table:table-cell office:value-type="float" office:value="1893.03" calcext:value-type="float">
            <text:p>1893.03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office:value-type="float" office:value="10249602.25" calcext:value-type="float">
            <text:p>1024960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974.97" calcext:value-type="float">
            <text:p>2974.97</text:p>
          </table:table-cell>
          <table:table-cell office:value-type="float" office:value="2035.23" calcext:value-type="float">
            <text:p>2035.23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office:value-type="float" office:value="6782065.9776" calcext:value-type="float">
            <text:p>6782065.9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3008.24" calcext:value-type="float">
            <text:p>3008.24</text:p>
          </table:table-cell>
          <table:table-cell office:value-type="float" office:value="2223.73" calcext:value-type="float">
            <text:p>2223.73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office:value-type="float" office:value="9571412.8129" calcext:value-type="float">
            <text:p>9571412.8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735.62" calcext:value-type="float">
            <text:p>2735.62</text:p>
          </table:table-cell>
          <table:table-cell office:value-type="float" office:value="2475.68" calcext:value-type="float">
            <text:p>2475.68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office:value-type="float" office:value="11762842.09" calcext:value-type="float">
            <text:p>1176284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725.61" calcext:value-type="float">
            <text:p>2725.61</text:p>
          </table:table-cell>
          <table:table-cell office:value-type="float" office:value="2711.49" calcext:value-type="float">
            <text:p>2711.49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office:value-type="float" office:value="15145562.3929" calcext:value-type="float">
            <text:p>15145562.3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922.53" calcext:value-type="float">
            <text:p>2922.53</text:p>
          </table:table-cell>
          <table:table-cell office:value-type="float" office:value="2908.41" calcext:value-type="float">
            <text:p>2908.41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office:value-type="float" office:value="14143992.7225" calcext:value-type="float">
            <text:p>14143992.7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998.48" calcext:value-type="float">
            <text:p>2998.48</text:p>
          </table:table-cell>
          <table:table-cell office:value-type="float" office:value="3102.73" calcext:value-type="float">
            <text:p>3102.73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office:value-type="float" office:value="17337730.0996" calcext:value-type="float">
            <text:p>17337730.0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660.14" calcext:value-type="float">
            <text:p>2660.14</text:p>
          </table:table-cell>
          <table:table-cell office:value-type="float" office:value="3288.95" calcext:value-type="float">
            <text:p>3288.95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office:value-type="float" office:value="23093695.2481" calcext:value-type="float">
            <text:p>23093695.2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3066.71" calcext:value-type="float">
            <text:p>3066.71</text:p>
          </table:table-cell>
          <table:table-cell office:value-type="float" office:value="3470.44" calcext:value-type="float">
            <text:p>3470.44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office:value-type="float" office:value="22544358.6481" calcext:value-type="float">
            <text:p>22544358.6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622.9" calcext:value-type="float">
            <text:p>2622.9</text:p>
          </table:table-cell>
          <table:table-cell office:value-type="float" office:value="3551.2" calcext:value-type="float">
            <text:p>3551.2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office:value-type="float" office:value="16556028.5881" calcext:value-type="float">
            <text:p>16556028.5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2695.75" calcext:value-type="float">
            <text:p>2695.75</text:p>
          </table:table-cell>
          <table:table-cell office:value-type="float" office:value="3521.59" calcext:value-type="float">
            <text:p>3521.59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office:value-type="float" office:value="5271156.81" calcext:value-type="float">
            <text:p>527115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059.51" calcext:value-type="float">
            <text:p>3059.51</text:p>
          </table:table-cell>
          <table:table-cell office:value-type="float" office:value="3360.78" calcext:value-type="float">
            <text:p>3360.78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6125229.0064" calcext:value-type="float">
            <text:p>6125229.0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924.03" calcext:value-type="float">
            <text:p>2924.03</text:p>
          </table:table-cell>
          <table:table-cell office:value-type="float" office:value="3110.12" calcext:value-type="float">
            <text:p>3110.12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office:value-type="float" office:value="16743481.9344" calcext:value-type="float">
            <text:p>16743481.9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2777.09" calcext:value-type="float">
            <text:p>2777.09</text:p>
          </table:table-cell>
          <table:table-cell office:value-type="float" office:value="2963.18" calcext:value-type="float">
            <text:p>2963.18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2267716.4009" calcext:value-type="float">
            <text:p>12267716.4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073.87" calcext:value-type="float">
            <text:p>3073.87</text:p>
          </table:table-cell>
          <table:table-cell office:value-type="float" office:value="2876.04" calcext:value-type="float">
            <text:p>2876.04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7404494.0544" calcext:value-type="float">
            <text:p>7404494.0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015.87" calcext:value-type="float">
            <text:p>3015.87</text:p>
          </table:table-cell>
          <table:table-cell office:value-type="float" office:value="2818.04" calcext:value-type="float">
            <text:p>2818.04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6989625.5641" calcext:value-type="float">
            <text:p>6989625.5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2625.95" calcext:value-type="float">
            <text:p>2625.95</text:p>
          </table:table-cell>
          <table:table-cell office:value-type="float" office:value="2756.14" calcext:value-type="float">
            <text:p>2756.14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office:value-type="float" office:value="3884683.3216" calcext:value-type="float">
            <text:p>3884683.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091.46" calcext:value-type="float">
            <text:p>3091.46</text:p>
          </table:table-cell>
          <table:table-cell office:value-type="float" office:value="2697.07" calcext:value-type="float">
            <text:p>2697.07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office:value-type="float" office:value="5224104.4969" calcext:value-type="float">
            <text:p>5224104.4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3106.43" calcext:value-type="float">
            <text:p>3106.43</text:p>
          </table:table-cell>
          <table:table-cell office:value-type="float" office:value="2681.47" calcext:value-type="float">
            <text:p>2681.47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office:value-type="float" office:value="19304423.9424" calcext:value-type="float">
            <text:p>19304423.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3143.03" calcext:value-type="float">
            <text:p>3143.03</text:p>
          </table:table-cell>
          <table:table-cell office:value-type="float" office:value="2718.08" calcext:value-type="float">
            <text:p>2718.08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0641948.84" calcext:value-type="float">
            <text:p>10641948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790.67" calcext:value-type="float">
            <text:p>2790.67</text:p>
          </table:table-cell>
          <table:table-cell office:value-type="float" office:value="2798.19" calcext:value-type="float">
            <text:p>2798.19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2904260.0625" calcext:value-type="float">
            <text:p>1290426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936.13" calcext:value-type="float">
            <text:p>2936.13</text:p>
          </table:table-cell>
          <table:table-cell office:value-type="float" office:value="2943.66" calcext:value-type="float">
            <text:p>2943.66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office:value-type="float" office:value="17469306.9369" calcext:value-type="float">
            <text:p>17469306.9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174.26" calcext:value-type="float">
            <text:p>3174.26</text:p>
          </table:table-cell>
          <table:table-cell office:value-type="float" office:value="3234.57" calcext:value-type="float">
            <text:p>3234.57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office:value-type="float" office:value="25394544.49" calcext:value-type="float">
            <text:p>2539454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557.11" calcext:value-type="float">
            <text:p>3557.11</text:p>
          </table:table-cell>
          <table:table-cell office:value-type="float" office:value="3617.42" calcext:value-type="float">
            <text:p>3617.42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office:value-type="float" office:value="40152879.7569" calcext:value-type="float">
            <text:p>40152879.7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3846.29" calcext:value-type="float">
            <text:p>3846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30490496.1124" calcext:value-type="float">
            <text:p>30490496.1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3989.48" calcext:value-type="float">
            <text:p>398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37285189.9456" calcext:value-type="float">
            <text:p>37285189.9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3997.24" calcext:value-type="float">
            <text:p>3997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office:value-type="float" office:value="32753644.6864" calcext:value-type="float">
            <text:p>32753644.6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3930.93" calcext:value-type="float">
            <text:p>393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36337869.0481" calcext:value-type="float">
            <text:p>36337869.0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3841.61" calcext:value-type="float">
            <text:p>384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30421622.7364" calcext:value-type="float">
            <text:p>30421622.7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722.95" calcext:value-type="float">
            <text:p>372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office:value-type="float" office:value="24640601.0449" calcext:value-type="float">
            <text:p>24640601.0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547.59" calcext:value-type="float">
            <text:p>3547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26250764.6025" calcext:value-type="float">
            <text:p>26250764.6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288.12" calcext:value-type="float">
            <text:p>328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office:value-type="float" office:value="30962992.5136" calcext:value-type="float">
            <text:p>30962992.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2987.04" calcext:value-type="float">
            <text:p>298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19150688.8225" calcext:value-type="float">
            <text:p>19150688.82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16847622.2538854" calcext:value-type="float">
            <text:p>16847622.253885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office:value-type="float" office:value="4104.58551547966" calcext:value-type="float">
            <text:p>4104.585515479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7:09:55.320971475</dc:date>
    <meta:editing-duration>PT19M28S</meta:editing-duration>
    <meta:editing-cycles>1</meta:editing-cycles>
    <meta:document-statistic meta:table-count="1" meta:cell-count="39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8.272cm" svg:y="0.387cm" chart:style-name="ch2">
          <text:p>Power profile : random swap</text:p>
        </chart:title>
        <chart:subtitle svg:x="8.827cm" svg:y="1.417cm" chart:style-name="ch3">
          <text:p>10k iterations - cost : 4105</text:p>
        </chart:subtitle>
        <chart:legend chart:legend-position="end" svg:x="18.33cm" svg:y="5.238cm" style:legend-expansion="high" chart:style-name="ch4"/>
        <chart:plot-area chart:style-name="ch5" table:cell-range-address="working.A1:working.E49" chart:data-source-has-labels="both" svg:x="2.467cm" svg:y="2.351cm" svg:width="15.417cm" svg:height="8.986cm">
          <chart:coordinate-region svg:x="3.993cm" svg:y="2.551cm" svg:width="13.891cm" svg:height="6.872cm"/>
          <chart:axis chart:dimension="x" chart:name="primary-x" chart:style-name="ch6" chartooo:axis-type="auto">
            <chartooo:date-scale/>
            <chart:title svg:x="9.813cm" svg:y="11.588cm" chart:style-name="ch7">
              <text:p>time</text:p>
            </chart:title>
            <chart:categories table:cell-range-address="working.A2:working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working.B2:working.B49" chart:label-cell-address="working.B1:working.B1" chart:class="chart:line">
            <chart:data-point chart:repeated="48"/>
          </chart:series>
          <chart:series chart:style-name="ch10" chart:values-cell-range-address="working.C2:working.C49" chart:label-cell-address="working.C1:working.C1" chart:class="chart:line">
            <chart:data-point chart:repeated="48"/>
          </chart:series>
          <chart:series chart:style-name="ch11" chart:values-cell-range-address="working.D2:working.D49" chart:label-cell-address="working.D1:working.D1" chart:class="chart:line">
            <chart:data-point chart:repeated="48"/>
          </chart:series>
          <chart:series chart:style-name="ch12" chart:values-cell-range-address="working.E2:working.E49" chart:label-cell-address="working.E1:working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working.B1:working.B1</svg:desc>
                </draw:g>
              </table:table-cell>
              <table:table-cell office:value-type="string">
                <text:p> fixed load [W]</text:p>
                <draw:g>
                  <svg:desc>working.C1:working.C1</svg:desc>
                </draw:g>
              </table:table-cell>
              <table:table-cell office:value-type="string">
                <text:p> variable load [W]</text:p>
                <draw:g>
                  <svg:desc>working.D1:working.D1</svg:desc>
                </draw:g>
              </table:table-cell>
              <table:table-cell office:value-type="string">
                <text:p> PV [W] </text:p>
                <draw:g>
                  <svg:desc>working.E1:work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working.A2:working.A49</svg:desc>
                </draw:g>
              </table:table-cell>
              <table:table-cell office:value-type="float" office:value="2833.45">
                <text:p>2833.45</text:p>
                <draw:g>
                  <svg:desc>working.B2:working.B49</svg:desc>
                </draw:g>
              </table:table-cell>
              <table:table-cell office:value-type="float" office:value="2833.45">
                <text:p>2833.45</text:p>
                <draw:g>
                  <svg:desc>working.C2:working.C49</svg:desc>
                </draw:g>
              </table:table-cell>
              <table:table-cell office:value-type="float" office:value="0">
                <text:p>0</text:p>
                <draw:g>
                  <svg:desc>working.D2:working.D49</svg:desc>
                </draw:g>
              </table:table-cell>
              <table:table-cell office:value-type="float" office:value="0">
                <text:p>0</text:p>
                <draw:g>
                  <svg:desc>working.E2:working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628.36">
                <text:p>2628.36</text:p>
              </table:table-cell>
              <table:table-cell office:value-type="float" office:value="2628.36">
                <text:p>2628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943.09">
                <text:p>2943.09</text:p>
              </table:table-cell>
              <table:table-cell office:value-type="float" office:value="2418.52">
                <text:p>2418.52</text:p>
              </table:table-cell>
              <table:table-cell office:value-type="float" office:value="524.569">
                <text:p>524.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743.71">
                <text:p>2743.71</text:p>
              </table:table-cell>
              <table:table-cell office:value-type="float" office:value="2219.14">
                <text:p>2219.14</text:p>
              </table:table-cell>
              <table:table-cell office:value-type="float" office:value="524.569">
                <text:p>524.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633.03">
                <text:p>2633.03</text:p>
              </table:table-cell>
              <table:table-cell office:value-type="float" office:value="2108.46">
                <text:p>2108.46</text:p>
              </table:table-cell>
              <table:table-cell office:value-type="float" office:value="524.569">
                <text:p>524.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3044.21">
                <text:p>3044.21</text:p>
              </table:table-cell>
              <table:table-cell office:value-type="float" office:value="1995.07">
                <text:p>1995.07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942.1">
                <text:p>2942.1</text:p>
              </table:table-cell>
              <table:table-cell office:value-type="float" office:value="1892.96">
                <text:p>1892.96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2868.08">
                <text:p>2868.08</text:p>
              </table:table-cell>
              <table:table-cell office:value-type="float" office:value="1818.94">
                <text:p>1818.94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2804.59">
                <text:p>2804.59</text:p>
              </table:table-cell>
              <table:table-cell office:value-type="float" office:value="1755.45">
                <text:p>1755.45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2753.39">
                <text:p>2753.39</text:p>
              </table:table-cell>
              <table:table-cell office:value-type="float" office:value="1704.25">
                <text:p>1704.25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2754.43">
                <text:p>2754.43</text:p>
              </table:table-cell>
              <table:table-cell office:value-type="float" office:value="1705.29">
                <text:p>1705.29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2743.47">
                <text:p>2743.47</text:p>
              </table:table-cell>
              <table:table-cell office:value-type="float" office:value="1694.34">
                <text:p>1694.34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2730.5">
                <text:p>2730.5</text:p>
              </table:table-cell>
              <table:table-cell office:value-type="float" office:value="1681.36">
                <text:p>1681.36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2773.14">
                <text:p>2773.14</text:p>
              </table:table-cell>
              <table:table-cell office:value-type="float" office:value="1728.39">
                <text:p>1728.39</text:p>
              </table:table-cell>
              <table:table-cell office:value-type="float" office:value="1049.14">
                <text:p>1049.14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2830.4">
                <text:p>2830.4</text:p>
              </table:table-cell>
              <table:table-cell office:value-type="float" office:value="1785.65">
                <text:p>1785.65</text:p>
              </table:table-cell>
              <table:table-cell office:value-type="float" office:value="1049.14">
                <text:p>1049.14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2832.77">
                <text:p>2832.77</text:p>
              </table:table-cell>
              <table:table-cell office:value-type="float" office:value="1893.03">
                <text:p>1893.03</text:p>
              </table:table-cell>
              <table:table-cell office:value-type="float" office:value="1049.14">
                <text:p>1049.14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974.97">
                <text:p>2974.97</text:p>
              </table:table-cell>
              <table:table-cell office:value-type="float" office:value="2035.23">
                <text:p>2035.23</text:p>
              </table:table-cell>
              <table:table-cell office:value-type="float" office:value="1049.14">
                <text:p>1049.14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3008.24">
                <text:p>3008.24</text:p>
              </table:table-cell>
              <table:table-cell office:value-type="float" office:value="2223.73">
                <text:p>2223.73</text:p>
              </table:table-cell>
              <table:table-cell office:value-type="float" office:value="1049.14">
                <text:p>1049.14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735.62">
                <text:p>2735.62</text:p>
              </table:table-cell>
              <table:table-cell office:value-type="float" office:value="2475.68">
                <text:p>2475.68</text:p>
              </table:table-cell>
              <table:table-cell office:value-type="float" office:value="524.569">
                <text:p>524.569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725.61">
                <text:p>2725.61</text:p>
              </table:table-cell>
              <table:table-cell office:value-type="float" office:value="2711.49">
                <text:p>2711.49</text:p>
              </table:table-cell>
              <table:table-cell office:value-type="float" office:value="524.569">
                <text:p>524.569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922.53">
                <text:p>2922.53</text:p>
              </table:table-cell>
              <table:table-cell office:value-type="float" office:value="2908.41">
                <text:p>2908.41</text:p>
              </table:table-cell>
              <table:table-cell office:value-type="float" office:value="524.569">
                <text:p>524.569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998.48">
                <text:p>2998.48</text:p>
              </table:table-cell>
              <table:table-cell office:value-type="float" office:value="3102.73">
                <text:p>3102.73</text:p>
              </table:table-cell>
              <table:table-cell office:value-type="float" office:value="1049.14">
                <text:p>1049.14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660.14">
                <text:p>2660.14</text:p>
              </table:table-cell>
              <table:table-cell office:value-type="float" office:value="3288.95">
                <text:p>3288.95</text:p>
              </table:table-cell>
              <table:table-cell office:value-type="float" office:value="524.569">
                <text:p>524.569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3066.71">
                <text:p>3066.71</text:p>
              </table:table-cell>
              <table:table-cell office:value-type="float" office:value="3470.44">
                <text:p>3470.44</text:p>
              </table:table-cell>
              <table:table-cell office:value-type="float" office:value="1049.14">
                <text:p>1049.14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622.9">
                <text:p>2622.9</text:p>
              </table:table-cell>
              <table:table-cell office:value-type="float" office:value="3551.2">
                <text:p>3551.2</text:p>
              </table:table-cell>
              <table:table-cell office:value-type="float" office:value="524.569">
                <text:p>524.569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2695.75">
                <text:p>2695.75</text:p>
              </table:table-cell>
              <table:table-cell office:value-type="float" office:value="3521.59">
                <text:p>3521.59</text:p>
              </table:table-cell>
              <table:table-cell office:value-type="float" office:value="1573.71">
                <text:p>1573.71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059.51">
                <text:p>3059.51</text:p>
              </table:table-cell>
              <table:table-cell office:value-type="float" office:value="3360.78">
                <text:p>3360.78</text:p>
              </table:table-cell>
              <table:table-cell office:value-type="float" office:value="2098.28">
                <text:p>2098.28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924.03">
                <text:p>2924.03</text:p>
              </table:table-cell>
              <table:table-cell office:value-type="float" office:value="3110.12">
                <text:p>3110.12</text:p>
              </table:table-cell>
              <table:table-cell office:value-type="float" office:value="1049.14">
                <text:p>1049.14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2777.09">
                <text:p>2777.09</text:p>
              </table:table-cell>
              <table:table-cell office:value-type="float" office:value="2963.18">
                <text:p>2963.18</text:p>
              </table:table-cell>
              <table:table-cell office:value-type="float" office:value="1049.14">
                <text:p>1049.14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073.87">
                <text:p>3073.87</text:p>
              </table:table-cell>
              <table:table-cell office:value-type="float" office:value="2876.04">
                <text:p>2876.04</text:p>
              </table:table-cell>
              <table:table-cell office:value-type="float" office:value="2098.28">
                <text:p>2098.28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015.87">
                <text:p>3015.87</text:p>
              </table:table-cell>
              <table:table-cell office:value-type="float" office:value="2818.04">
                <text:p>2818.04</text:p>
              </table:table-cell>
              <table:table-cell office:value-type="float" office:value="2098.28">
                <text:p>2098.28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2625.95">
                <text:p>2625.95</text:p>
              </table:table-cell>
              <table:table-cell office:value-type="float" office:value="2756.14">
                <text:p>2756.14</text:p>
              </table:table-cell>
              <table:table-cell office:value-type="float" office:value="1573.71">
                <text:p>1573.71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091.46">
                <text:p>3091.46</text:p>
              </table:table-cell>
              <table:table-cell office:value-type="float" office:value="2697.07">
                <text:p>2697.07</text:p>
              </table:table-cell>
              <table:table-cell office:value-type="float" office:value="2098.28">
                <text:p>2098.28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3106.43">
                <text:p>3106.43</text:p>
              </table:table-cell>
              <table:table-cell office:value-type="float" office:value="2681.47">
                <text:p>2681.47</text:p>
              </table:table-cell>
              <table:table-cell office:value-type="float" office:value="1573.71">
                <text:p>1573.71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3143.03">
                <text:p>3143.03</text:p>
              </table:table-cell>
              <table:table-cell office:value-type="float" office:value="2718.08">
                <text:p>2718.08</text:p>
              </table:table-cell>
              <table:table-cell office:value-type="float" office:value="1573.71">
                <text:p>1573.71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790.67">
                <text:p>2790.67</text:p>
              </table:table-cell>
              <table:table-cell office:value-type="float" office:value="2798.19">
                <text:p>2798.19</text:p>
              </table:table-cell>
              <table:table-cell office:value-type="float" office:value="524.569">
                <text:p>524.569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936.13">
                <text:p>2936.13</text:p>
              </table:table-cell>
              <table:table-cell office:value-type="float" office:value="2943.66">
                <text:p>2943.66</text:p>
              </table:table-cell>
              <table:table-cell office:value-type="float" office:value="524.569">
                <text:p>524.569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174.26">
                <text:p>3174.26</text:p>
              </table:table-cell>
              <table:table-cell office:value-type="float" office:value="3234.57">
                <text:p>3234.57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557.11">
                <text:p>3557.11</text:p>
              </table:table-cell>
              <table:table-cell office:value-type="float" office:value="3617.42">
                <text:p>3617.42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3846.29">
                <text:p>3846.29</text:p>
              </table:table-cell>
              <table:table-cell office:value-type="float" office:value="3846.29">
                <text:p>3846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3989.48">
                <text:p>3989.48</text:p>
              </table:table-cell>
              <table:table-cell office:value-type="float" office:value="3989.48">
                <text:p>398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3997.24">
                <text:p>3997.24</text:p>
              </table:table-cell>
              <table:table-cell office:value-type="float" office:value="3997.24">
                <text:p>3997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3930.93">
                <text:p>3930.93</text:p>
              </table:table-cell>
              <table:table-cell office:value-type="float" office:value="3930.93">
                <text:p>3930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3841.61">
                <text:p>3841.61</text:p>
              </table:table-cell>
              <table:table-cell office:value-type="float" office:value="3841.61">
                <text:p>3841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722.95">
                <text:p>3722.95</text:p>
              </table:table-cell>
              <table:table-cell office:value-type="float" office:value="3722.95">
                <text:p>3722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547.59">
                <text:p>3547.59</text:p>
              </table:table-cell>
              <table:table-cell office:value-type="float" office:value="3547.59">
                <text:p>3547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288.12">
                <text:p>3288.12</text:p>
              </table:table-cell>
              <table:table-cell office:value-type="float" office:value="3288.12">
                <text:p>3288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2987.04">
                <text:p>2987.04</text:p>
              </table:table-cell>
              <table:table-cell office:value-type="float" office:value="2987.04">
                <text:p>2987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